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2.785cm" fo:min-width="3.222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2c8596" draw:textarea-horizontal-align="justify" draw:textarea-vertical-align="middle" draw:auto-grow-height="false" fo:min-height="1.319cm" fo:min-width="0.982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2.785cm" fo:min-width="3.223cm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2c8596" draw:textarea-horizontal-align="justify" draw:textarea-vertical-align="middle" draw:auto-grow-height="false" fo:min-height="1.318cm" fo:min-width="0.982cm"/>
    </style:style>
    <style:style style:name="gr5" style:family="graphic" style:parent-style-name="standard">
      <style:graphic-properties draw:stroke="none" svg:stroke-color="#000000" draw:fill="none" draw:fill-color="#ffffff" fo:min-height="1.5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74cm" svg:height="6.067cm" svg:x="2.278cm" svg:y="1.281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3" draw:layer="layout" svg:width="2.096cm" svg:height="2.217cm" svg:x="1.332cm" svg:y="3.24cm">
            <text:p text:style-name="P2"><text:span text:style-name="T1">Overvie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5.075cm" svg:height="6.067cm" svg:x="8.467cm" svg:y="1.282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2.096cm" svg:height="2.216cm" svg:x="7.521cm" svg:y="3.241cm">
            <text:p text:style-name="P2"><text:span text:style-name="T1">Contain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5.074cm" svg:height="6.067cm" svg:x="14.657cm" svg:y="1.283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2.096cm" svg:height="2.216cm" svg:x="13.711cm" svg:y="3.242cm">
            <text:p text:style-name="P2"><text:span text:style-name="T1">OpenShi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3.953cm" svg:height="1.827cm" svg:x="3.424cm" svg:y="3.966cm">
          <draw:text-box>
            <text:list text:style-name="L1">
              <text:list-item>
                <text:p text:style-name="P4"><text:span text:style-name="T2">Quick overview</text:span></text:p>
              </text:list-item>
              <text:list-item>
                <text:p text:style-name="P4"><text:span text:style-name="T2">Tool example</text:span></text:p>
              </text:list-item>
            </text:list>
          </draw:text-box>
        </draw:frame>
        <draw:frame draw:style-name="gr5" draw:text-style-name="P4" draw:layer="layout" svg:width="3.969cm" svg:height="1.827cm" svg:x="9.504cm" svg:y="3.966cm">
          <draw:text-box>
            <text:list text:style-name="L1">
              <text:list-item>
                <text:p text:style-name="P4"><text:span text:style-name="T2">Run in container</text:span></text:p>
              </text:list-item>
              <text:list-item>
                <text:p text:style-name="P4"><text:span text:style-name="T2">Tips in container</text:span></text:p>
              </text:list-item>
            </text:list>
          </draw:text-box>
        </draw:frame>
        <draw:frame draw:style-name="gr5" draw:text-style-name="P4" draw:layer="layout" svg:width="4.62cm" svg:height="1.827cm" svg:x="15.584cm" svg:y="3.567cm">
          <draw:text-box>
            <text:list text:style-name="L1">
              <text:list-item>
                <text:p text:style-name="P4"><text:span text:style-name="T2">Run manually in OpenShift</text:span></text:p>
              </text:list-item>
              <text:list-item>
                <text:p text:style-name="P4"><text:span text:style-name="T2">Problems detected</text:span></text:p>
              </text:list-item>
            </text:list>
          </draw:text-box>
        </draw:frame>
        <draw:g>
          <draw:custom-shape draw:style-name="gr1" draw:text-style-name="P1" draw:layer="layout" svg:width="5.074cm" svg:height="6.067cm" svg:x="20.804cm" svg:y="1.281cm">
            <text:p/>
            <draw:enhanced-geometry svg:viewBox="0 0 21600 21600" draw:text-areas="0 ?f0 ?f5 ?f2" draw:type="right-arrow" draw:modifiers="11282.4234126305 5219.318697956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3" draw:layer="layout" svg:width="2.096cm" svg:height="2.217cm" svg:x="19.858cm" svg:y="3.24cm">
            <text:p text:style-name="P2"><text:span text:style-name="T1">Templ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4.62cm" svg:height="1.827cm" svg:x="21.784cm" svg:y="3.768cm">
          <draw:text-box>
            <text:list text:style-name="L1">
              <text:list-item>
                <text:p text:style-name="P4"><text:span text:style-name="T2">OpenShift Template</text:span></text:p>
              </text:list-item>
              <text:list-item>
                <text:p text:style-name="P4"><text:span text:style-name="T2">Best practise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25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6-09-07T14:14:02.661149737</meta:creation-date>
    <dc:date>2016-09-08T08:51:20.047950001</dc:date>
    <dc:creator>Javi Roman</dc:creator>
    <meta:editing-duration>PT24M23S</meta:editing-duration>
    <meta:editing-cycles>6</meta:editing-cycles>
    <meta:generator>LibreOffice/4.3.7.2$Linux_X86_64 LibreOffice_project/430$Build-2</meta:generator>
    <meta:document-statistic meta:object-count="16"/>
  </office:meta>
</office:document-meta>
</file>